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7.3999996185303pt" officeooo:rsid="001f6b44" officeooo:paragraph-rsid="001f6b44" style:font-size-asian="24pt" style:font-size-complex="27.3999996185303pt"/>
    </style:style>
    <style:style style:name="P2" style:family="paragraph" style:parent-style-name="Standard">
      <style:paragraph-properties fo:text-align="center" style:justify-single-word="false"/>
      <style:text-properties fo:font-size="18.25pt" officeooo:rsid="001f6b44" officeooo:paragraph-rsid="001f6b44" style:font-size-asian="16pt" style:font-size-complex="18.2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6b44" officeooo:paragraph-rsid="001f6b4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df62" officeooo:paragraph-rsid="001fdf62" style:font-size-asian="14pt" style:font-size-complex="14pt"/>
    </style:style>
    <style:style style:name="T1" style:family="text">
      <style:text-properties officeooo:rsid="001fdf62"/>
    </style:style>
    <style:style style:name="T2" style:family="text">
      <style:text-properties officeooo:rsid="00210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6 AVLTree Report</text:p>
      <text:p text:style-name="P2"/>
      <text:p text:style-name="P2">0416037 李家安</text:p>
      <text:p text:style-name="P2"/>
      <text:p text:style-name="P3">這次的作業是利用助教給的AVLTree模板，寫出 operator++, operator--, Find, RightRotate 與 <text:span text:style-name="T1">LeftRotate</text:span></text:p>
      <text:p text:style-name="P4"/>
      <text:p text:style-name="P4">1. operator++, operator--:</text:p>
      <text:p text:style-name="P4"><text:tab/>在寫 operator++ 與 operator-- 時，所謂++就是尋找樹上比這個 node 大的最小值，又樹中 node 的右邊的node 的值一定比此 node 大，所以只要找出右子樹的最左邊，但是如果沒有右子樹時，就要檢查 parent 了，一直從parent 網上找，直到找到比此 node 大的值就好了，可是有可能都找不到彼此node大的parent (此node爲最大的)，所以如果找到 nullptr就可以停止了。</text:p>
      <text:p text:style-name="P4"/>
      <text:p text:style-name="P4">2. Find:</text:p>
      <text:p text:style-name="P4"><text:tab/>此 AVLTree 唯一平衡二元樹，所以可以利用binary search的原理，從root出發，若遇到的node等於要找的值則停止搜尋，不然就看值是比較大還是比較小，若比較大，向又搜尋，反之，向左搜尋，若此樹上無此值，則會搜到null的葉子，所與遇到nullptr時停止即可。利用遞迴解決此題。</text:p>
      <text:p text:style-name="P4"/>
      <text:p text:style-name="P4">3. Rotate:</text:p>
      <text:p text:style-name="P4"><text:tab/>Rotate應該是這次作業中最難的，也是AVLTree最重要的部分，RightRotate的定義是與左node交換順序，我令<text:span text:style-name="T2">node是要換的node，child是左node，先將node的left與child的right連接，然後將child的right連到node，最後將child的parent連到原來node的parent就可以了。之後記得node與child的height，也同時要改，只要把height改成左node的height與右node的height中比較大的+1即可。LeftRotate同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 Regular" style:font-family-asian="'思源黑體 TW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Lee</meta:initial-creator>
    <meta:creation-date>2016-05-26T21:53:46.301140751</meta:creation-date>
    <meta:generator>LibreOffice/5.0.6.2$Linux_X86_64 LibreOffice_project/00$Build-2</meta:generator>
    <dc:date>2016-05-26T22:22:36.042559051</dc:date>
    <dc:creator>Gavin Lee</dc:creator>
    <meta:editing-duration>PT28M48S</meta:editing-duration>
    <meta:editing-cycles>3</meta:editing-cycles>
    <meta:document-statistic meta:table-count="0" meta:image-count="0" meta:object-count="0" meta:page-count="1" meta:paragraph-count="9" meta:word-count="424" meta:character-count="774" meta:non-whitespace-character-count="737"/>
  </office:meta>
</office:document-meta>
</file>